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fo:color="#ff0000" fo:font-style="italic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right="0.1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EXO 31</text:span></text:p>
      <text:p text:style-name="P1"><text:span text:style-name="T3"/></text:p>
      <text:p text:style-name="P1"><text:span text:style-name="T3"/></text:p>
      <text:p text:style-name="P1"><text:span text:style-name="T4">FONCTION<text:s/></text:span><text:span text:style-name="T5">PGCD(REEL : a, b) : ENTIER</text:span></text:p>
      <text:p text:style-name="P1"><text:span text:style-name="T6"/></text:p>
      <text:p text:style-name="P2"><text:span text:style-name="T7"><text:s/>VARIABLES<text:line-break/><text:tab/>ENTIER<text:s/></text:span><text:span text:style-name="T8">plusGrand,plusPetit;</text:span></text:p>
      <text:p text:style-name="P2"><text:span text:style-name="T8"><text:line-break/><text:tab/></text:span><text:span text:style-name="T9">DEBUT</text:span><text:span text:style-name="T10"><text:tab/><text:tab/></text:span></text:p>
      <text:p text:style-name="P3"><text:span text:style-name="T10"><text:tab/><text:s text:c="15"/></text:span><text:span text:style-name="T11">TANT QUE<text:s/></text:span><text:span text:style-name="T12">a != b<text:s/></text:span><text:span text:style-name="T13">FAIRE</text:span></text:p>
      <text:p text:style-name="P3"><text:span text:style-name="T14"><text:tab/><text:tab/><text:tab/></text:span><text:span text:style-name="T15">SI<text:s text:c="2"/></text:span><text:span text:style-name="T16">a&lt;b<text:s/></text:span><text:span text:style-name="T17">ALORS</text:span><text:span text:style-name="T18"><text:line-break/><text:tab/><text:tab/><text:tab/>b=plusGrand<text:line-break/><text:tab/><text:tab/><text:tab/>a=PlusPetit</text:span></text:p>
      <text:p text:style-name="P3"><text:span text:style-name="T18"><text:tab/><text:tab/><text:tab/>SINON</text:span></text:p>
      <text:p text:style-name="P3"><text:span text:style-name="T18"><text:tab/><text:tab/><text:tab/>a=plusGrand<text:line-break/><text:tab/><text:tab/><text:tab/>b=PlusPetit<text:line-break/><text:tab/><text:tab/><text:tab/>plusGrand = plusGrand - plusPetit<text:line-break/><text:tab/><text:tab/></text:span><text:span text:style-name="T19">FIN_TANT_QUE<text:tab/><text:s text:c="12"/></text:span><text:span text:style-name="T20"><text:tab/></text:span></text:p>
      <text:p text:style-name="P3"><text:span text:style-name="T20"><text:tab/><text:tab/><text:tab/></text:span><text:span text:style-name="T21">RETOURNE<text:s/></text:span><text:span text:style-name="T22">plusGrand </text:span></text:p>
      <text:p text:style-name="P4"><text:span text:style-name="T22"><text:tab/></text:span><text:span text:style-name="T23">FIN </text:span></text:p>
      <text:p text:style-name="P4"><text:span text:style-name="T23"/></text:p>
      <text:p text:style-name="P4"><text:span text:style-name="T24">Correction</text:span></text:p>
      <text:p text:style-name="P5"><text:span text:style-name="T25"><text:tab/></text:span><text:span text:style-name="T26">DEBUT</text:span><text:span text:style-name="T27"><text:tab/><text:tab/></text:span></text:p>
      <text:p text:style-name="P6"><text:span text:style-name="T27"><text:tab/><text:s text:c="15"/></text:span><text:span text:style-name="T28">TANT QUE<text:s/></text:span><text:span text:style-name="T29">a != b<text:s/></text:span><text:span text:style-name="T30">FAIRE</text:span></text:p>
      <text:p text:style-name="P6"><text:span text:style-name="T31"><text:tab/><text:tab/><text:tab/></text:span><text:span text:style-name="T32">SI<text:s text:c="2"/></text:span><text:span text:style-name="T33">a&lt;b<text:s/></text:span><text:span text:style-name="T34">ALORS</text:span><text:span text:style-name="T35"><text:line-break/><text:tab/><text:tab/><text:tab/></text:span></text:p>
      <text:p text:style-name="P6"><text:span text:style-name="T35"><text:tab/><text:tab/><text:tab/>b=b-a<text:tab/></text:span></text:p>
      <text:p text:style-name="P6"><text:span text:style-name="T35"/></text:p>
      <text:p text:style-name="P6"><text:span text:style-name="T35"><text:tab/><text:tab/><text:tab/></text:span><text:span text:style-name="T36">SINON</text:span><text:span text:style-name="T37"/></text:p>
      <text:p text:style-name="P6"><text:span text:style-name="T37"><text:tab/><text:tab/><text:tab/>a=a-b<text:line-break/><text:tab/><text:tab/></text:span><text:span text:style-name="T38">FIN_TANT_QUE<text:tab/><text:s text:c="12"/></text:span><text:span text:style-name="T39"><text:tab/></text:span></text:p>
      <text:p text:style-name="P6"><text:span text:style-name="T39"><text:tab/><text:tab/><text:tab/></text:span><text:span text:style-name="T40">RETOURNE<text:s/></text:span><text:span text:style-name="T41">a </text:span></text:p>
      <text:p text:style-name="P7"><text:span text:style-name="T41"><text:tab/></text:span><text:span text:style-name="T42">FIN </text:span></text:p>
      <text:p text:style-name="P8"><text:span text:style-name="T43"/></text:p>
      <text:p text:style-name="P8"><text:span text:style-name="T43"/></text:p>
      <text:p text:style-name="P8"><text:span text:style-name="T44"/></text:p>
      <text:p text:style-name="P8"><text:span text:style-name="T44"/></text:p>
      <text:p text:style-name="P8"><text:span text:style-name="T45">VARIABLES<text:line-break/><text:tab/>REEL<text:s/></text:span><text:span text:style-name="T46">n,m</text:span></text:p>
      <text:p text:style-name="P8"><text:span text:style-name="T47">DEBUT<text:line-break/><text:tab/>ECRIRE<text:s/></text:span><text:span text:style-name="T48">("Valeur de n :")<text:line-break/><text:tab/></text:span><text:span text:style-name="T49">LIRE<text:s/></text:span><text:span text:style-name="T50">(n)<text:line-break/><text:tab/></text:span><text:span text:style-name="T51"><text:line-break/><text:tab/>ECRIRE<text:s/></text:span><text:span text:style-name="T52">("Valeur de m :")<text:line-break/><text:tab/></text:span><text:span text:style-name="T53">LIRE<text:s/></text:span><text:span text:style-name="T54">(n)<text:line-break/><text:tab/><text:line-break/><text:tab/></text:span><text:span text:style-name="T55">ECRIRE<text:s/></text:span><text:span text:style-name="T56">("Le resultat est" : + PGCD(n,m))</text:span><text:span text:style-name="T57"><text:line-break/>FIN</text:span></text:p>
      <text:p text:style-name="P8"><text:span text:style-name="T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